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IDFont+F7" svg:font-family="CIDFont+F7" style:font-family-generic="roman" style:font-pitch="variable"/>
    <style:font-face style:name="CIDFont+F8" svg:font-family="CIDFont+F8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paragraph-rsid="0009f27e"/>
    </style:style>
    <style:style style:name="P2" style:family="paragraph" style:parent-style-name="Standard">
      <style:text-properties fo:color="#00000a" loext:opacity="100%" style:font-name="CIDFont+F7" fo:font-size="12pt" fo:font-style="normal" fo:font-weight="normal" officeooo:rsid="0009f27e" officeooo:paragraph-rsid="0009f27e" fo:background-color="transparent" style:font-size-asian="12pt" style:font-style-asian="normal" style:font-weight-asian="normal" style:font-weight-complex="normal"/>
    </style:style>
    <style:style style:name="P3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style:font-name="CIDFont+F7" fo:font-size="12pt" fo:language="zxx" fo:country="none" fo:font-style="normal" style:text-underline-style="none" fo:font-weight="normal" officeooo:rsid="0009f27e" officeooo:paragraph-rsid="0009f27e" fo:background-color="transparent" style:font-size-asian="12pt" style:font-style-asian="normal" style:font-weight-asian="normal" style:font-weight-complex="normal"/>
    </style:style>
    <style:style style:name="P4" style:family="paragraph" style:parent-style-name="Standard">
      <style:text-properties fo:color="#00000a" loext:opacity="100%" style:font-name="CIDFont+F7" fo:font-size="12pt" fo:font-style="normal" fo:font-weight="normal" officeooo:paragraph-rsid="0009f27e" style:font-size-asian="12pt" style:font-style-asian="normal" style:font-weight-asian="normal"/>
    </style:style>
    <style:style style:name="P5" style:family="paragraph" style:parent-style-name="Text_20_body">
      <style:text-properties officeooo:rsid="0009f27e" officeooo:paragraph-rsid="0009f27e"/>
    </style:style>
    <style:style style:name="P6" style:family="paragraph" style:parent-style-name="Text_20_body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rsid="0009f27e" officeooo:paragraph-rsid="0009f27e" fo:background-color="transparent"/>
    </style:style>
    <style:style style:name="P7" style:family="paragraph" style:parent-style-name="Text_20_body">
      <style:text-properties officeooo:rsid="0009f27e"/>
    </style:style>
    <style:style style:name="P8" style:family="paragraph" style:parent-style-name="Standard">
      <style:text-properties officeooo:rsid="0009f27e" officeooo:paragraph-rsid="0009f27e"/>
    </style:style>
    <style:style style:name="T1" style:family="text">
      <style:text-properties officeooo:rsid="0009f27e"/>
    </style:style>
    <style:style style:name="T2" style:family="text">
      <style:text-properties fo:color="#00000a" loext:opacity="100%" style:font-name="CIDFont+F7" fo:font-size="12pt" fo:font-style="normal" fo:font-weight="bold" fo:background-color="#ffff00" loext:char-shading-value="0" style:font-size-asian="12pt" style:font-style-asian="normal" style:font-weight-asian="bold" style:font-weight-complex="bold"/>
    </style:style>
    <style:style style:name="T3" style:family="text">
      <style:text-properties fo:color="#f8f8f2" loext:opacity="100%"/>
    </style:style>
    <style:style style:name="T4" style:family="text">
      <style:text-properties fo:color="#ff79c6" loext:opacity="100%"/>
    </style:style>
    <style:style style:name="T5" style:family="text">
      <style:text-properties fo:color="#f8f8f2" loext:opacity="100%" officeooo:rsid="000a717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color="#ffb86c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Neinteraktivně vyhledejte proces nejvíce využívající operační paměť?</text:span></text:p>
      <text:p text:style-name="P2"/>
      <text:p text:style-name="P3"><text:span text:style-name="T3">$ ps aux --sort</text:span><text:span text:style-name="T4">=</text:span><text:span text:style-name="T3">-%mem | head -</text:span><text:span text:style-name="T5">n 2</text:span></text:p>
      <text:p text:style-name="P4"/>
      <text:p text:style-name="P5">2. <text:span text:style-name="T6">Snižte prioritu na minimum u procesu nejvíce vytěžujícího cpu? </text:span></text:p>
      <text:p text:style-name="P6"><text:span text:style-name="T3">$ renice -n </text:span><text:span text:style-name="T7">19</text:span><text:span text:style-name="T3"> -p </text:span><text:span text:style-name="T4">$(</text:span><text:span text:style-name="T3">ps -eo pid --sort</text:span><text:span text:style-name="T4">=</text:span><text:span text:style-name="T3">-%cpu | </text:span><text:span text:style-name="T7">sed -n '2p'</text:span><text:span text:style-name="T4">)</text:span></text:p>
      <text:p text:style-name="P7">3. <text:span text:style-name="T6">Spustit proces s prioritou 14   ? </text:span> </text:p>
      <text:p text:style-name="P6"><text:span text:style-name="T3">$ nice -n </text:span><text:span text:style-name="T7">14</text:span><text:span text:style-name="T3"> nazev_procesu</text:span></text:p>
      <text:p text:style-name="P7">4. <text:span text:style-name="T6">Ukončete všechny podprocesy aplikace Pluma ? </text:span></text:p>
      <text:p text:style-name="P6"><text:span text:style-name="T3">$ killall pluma</text:span></text:p>
      <text:p text:style-name="P5">nebo</text:p>
      <text:p text:style-name="P6"><text:span text:style-name="T3">$ pkill pluma</text:span></text:p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IDFont+F7" svg:font-family="CIDFont+F7" style:font-family-generic="roman" style:font-pitch="variable"/>
    <style:font-face style:name="CIDFont+F8" svg:font-family="CIDFont+F8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Roboto1" style:font-family-asian="Roboto" style:font-family-generic-asian="system" style:font-pitch-asian="variable" style:font-size-asian="12pt" style:font-name-complex="CIDFont+F8" style:font-family-complex="CIDFont+F8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09:00:07.384017891</meta:creation-date>
    <dc:date>2026-04-22T09:11:16.126766100</dc:date>
    <meta:editing-duration>PT11M9S</meta:editing-duration>
    <meta:editing-cycles>2</meta:editing-cycles>
    <meta:generator>LibreOffice/26.2.2.2$Linux_X86_64 LibreOffice_project/620$Build-2</meta:generator>
    <meta:document-statistic meta:table-count="0" meta:image-count="0" meta:object-count="0" meta:page-count="1" meta:paragraph-count="10" meta:word-count="67" meta:character-count="372" meta:non-whitespace-character-count="311"/>
  </office:meta>
</office:document-meta>
</file>